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4951388888889cm"/>
    </style:style>
    <style:style style:name="co3" style:family="table-column">
      <style:table-column-properties fo:break-before="auto" style:column-width="8.466666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35138888888889cm"/>
    </style:style>
    <style:style style:name="co6" style:family="table-column">
      <style:table-column-properties fo:break-before="auto" style:column-width="5.11527777777778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Sheet" table:style-name="ta1">
        <table:table-column table:style-name="co1" table:number-columns-repeated="2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6" table:default-cell-style-name="ce14"/>
        <table:table-column table:style-name="co6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7710" table:style-name="ce6">
            <text:p>7,710</text:p>
          </table:table-cell>
          <table:table-cell office:value-type="float" office:value="6906.4670000000169" table:style-name="ce7">
            <text:p>6,906.47</text:p>
          </table:table-cell>
          <table:table-cell office:value-type="float" office:value="15126" table:style-name="ce6">
            <text:p>15,126</text:p>
          </table:table-cell>
          <table:table-cell office:value-type="float" office:value="13989.847713590883" table:style-name="ce7">
            <text:p>13,989.85</text:p>
          </table:table-cell>
          <table:table-cell office:value-type="float" office:value="9982" table:style-name="ce6">
            <text:p>9,982</text:p>
          </table:table-cell>
          <table:table-cell office:value-type="float" office:value="9678.918999999978" table:style-name="ce7">
            <text:p>9,678.92</text:p>
          </table:table-cell>
          <table:table-cell office:value-type="float" office:value="3947" table:style-name="ce6">
            <text:p>3,947</text:p>
          </table:table-cell>
          <table:table-cell office:value-type="float" office:value="3863.2090000000026" table:style-name="ce7">
            <text:p>3,863.21</text:p>
          </table:table-cell>
          <table:table-cell office:value-type="float" office:value="316" table:style-name="ce6">
            <text:p>316</text:p>
          </table:table-cell>
          <table:table-cell office:value-type="float" office:value="309.92100000000005" table:style-name="ce7">
            <text:p>309.92</text:p>
          </table:table-cell>
          <table:table-cell office:value-type="float" office:value="208" table:style-name="ce6">
            <text:p>208</text:p>
          </table:table-cell>
          <table:table-cell office:value-type="float" office:value="202.23818763600002" table:style-name="ce7">
            <text:p>202.24</text:p>
          </table:table-cell>
          <table:table-cell office:value-type="float" office:value="37289" table:style-name="ce8">
            <text:p>37,289</text:p>
          </table:table-cell>
          <table:table-cell office:value-type="float" office:value="34950.601901226888" table:style-name="ce9">
            <text:p>34,950.60</text:p>
          </table:table-cell>
          <table:table-cell office:value-type="float" office:value="5029" table:style-name="ce6">
            <text:p>5,029</text:p>
          </table:table-cell>
          <table:table-cell office:value-type="float" office:value="4877.3339999999907" table:style-name="ce7">
            <text:p>4,877.33</text:p>
          </table:table-cell>
          <table:table-cell office:value-type="float" office:value="908" table:style-name="ce6">
            <text:p>908</text:p>
          </table:table-cell>
          <table:table-cell office:value-type="float" office:value="904.04300000000001" table:style-name="ce7">
            <text:p>904.0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937" table:style-name="ce8">
            <text:p>5,937</text:p>
          </table:table-cell>
          <table:table-cell office:value-type="float" office:value="5781.3769999999904" table:style-name="ce9">
            <text:p>5,781.38</text:p>
          </table:table-cell>
          <table:table-cell table:style-name="ce7"/>
          <table:table-cell office:value-type="float" office:value="43226" table:style-name="ce8">
            <text:p>43,226</text:p>
          </table:table-cell>
          <table:table-cell office:value-type="float" office:value="40731.978901226881" table:style-name="ce9">
            <text:p>40,731.98</text:p>
          </table:table-cell>
          <table:table-cell office:value-type="currency" office:value="96865246.50999999" table:style-name="ce10">
            <text:p>£96,865,246.51</text:p>
          </table:table-cell>
          <table:table-cell office:value-type="currency" office:value="10500223.830000009" table:style-name="ce10">
            <text:p>£10,500,223.83</text:p>
          </table:table-cell>
          <table:table-cell office:value-type="currency" office:value="1048684" table:style-name="ce10">
            <text:p>£1,048,684.00</text:p>
          </table:table-cell>
          <table:table-cell office:value-type="currency" office:value="2870839.72" table:style-name="ce10">
            <text:p>£2,870,839.72</text:p>
          </table:table-cell>
          <table:table-cell office:value-type="currency" office:value="28161342.669999998" table:style-name="ce10">
            <text:p>£28,161,342.67</text:p>
          </table:table-cell>
          <table:table-cell office:value-type="currency" office:value="12235786.360000001" table:style-name="ce10">
            <text:p>£12,235,786.36</text:p>
          </table:table-cell>
          <table:table-cell office:value-type="currency" office:value="151682123.09" table:style-name="ce11">
            <text:p>£151,682,123.09</text:p>
          </table:table-cell>
          <table:table-cell office:value-type="currency" office:value="13285096.48" table:style-name="ce10">
            <text:p>£13,285,096.48</text:p>
          </table:table-cell>
          <table:table-cell office:value-type="currency" office:value="14922989.489999998" table:style-name="ce10">
            <text:p>£14,922,989.49</text:p>
          </table:table-cell>
          <table:table-cell office:value-type="currency" office:value="28208085.969999999" table:style-name="ce11">
            <text:p>£28,208,085.97</text:p>
          </table:table-cell>
          <table:table-cell office:value-type="currency" office:value="179890209.06" table:style-name="ce12">
            <text:p>£179,890,209.06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360" table:style-name="ce6">
            <text:p>360</text:p>
          </table:table-cell>
          <table:table-cell office:value-type="float" office:value="284.92837837669987" table:style-name="ce7">
            <text:p>284.93</text:p>
          </table:table-cell>
          <table:table-cell office:value-type="float" office:value="306" table:style-name="ce6">
            <text:p>306</text:p>
          </table:table-cell>
          <table:table-cell office:value-type="float" office:value="274.47178378410007" table:style-name="ce7">
            <text:p>274.47</text:p>
          </table:table-cell>
          <table:table-cell office:value-type="float" office:value="398" table:style-name="ce6">
            <text:p>398</text:p>
          </table:table-cell>
          <table:table-cell office:value-type="float" office:value="382.76108108089994" table:style-name="ce7">
            <text:p>382.76</text:p>
          </table:table-cell>
          <table:table-cell office:value-type="float" office:value="94" table:style-name="ce6">
            <text:p>94</text:p>
          </table:table-cell>
          <table:table-cell office:value-type="float" office:value="92.451351351299991" table:style-name="ce7">
            <text:p>92.45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7">
            <text:p>12.00</text:p>
          </table:table-cell>
          <table:table-cell office:value-type="float" office:value="6" table:style-name="ce6">
            <text:p>6</text:p>
          </table:table-cell>
          <table:table-cell office:value-type="float" office:value="5.4" table:style-name="ce7">
            <text:p>5.40</text:p>
          </table:table-cell>
          <table:table-cell office:value-type="float" office:value="1176" table:style-name="ce8">
            <text:p>1,176</text:p>
          </table:table-cell>
          <table:table-cell office:value-type="float" office:value="1052.0125945929999" table:style-name="ce9">
            <text:p>1,052.0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7">
            <text:p>8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8" table:style-name="ce8">
            <text:p>8</text:p>
          </table:table-cell>
          <table:table-cell office:value-type="float" office:value="8" table:style-name="ce9">
            <text:p>8.00</text:p>
          </table:table-cell>
          <table:table-cell table:style-name="ce7"/>
          <table:table-cell office:value-type="float" office:value="1184" table:style-name="ce8">
            <text:p>1,184</text:p>
          </table:table-cell>
          <table:table-cell office:value-type="float" office:value="1060.0125945929999" table:style-name="ce9">
            <text:p>1,060.01</text:p>
          </table:table-cell>
          <table:table-cell office:value-type="currency" office:value="2700218" table:style-name="ce10">
            <text:p>£2,700,218.00</text:p>
          </table:table-cell>
          <table:table-cell office:value-type="currency" office:value="21310" table:style-name="ce10">
            <text:p>£21,31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72108.95" table:style-name="ce10">
            <text:p>£272,108.95</text:p>
          </table:table-cell>
          <table:table-cell office:value-type="currency" office:value="733486.45" table:style-name="ce10">
            <text:p>£733,486.45</text:p>
          </table:table-cell>
          <table:table-cell office:value-type="currency" office:value="325962" table:style-name="ce10">
            <text:p>£325,962.00</text:p>
          </table:table-cell>
          <table:table-cell office:value-type="currency" office:value="4053085.4000000004" table:style-name="ce11">
            <text:p>£4,053,085.40</text:p>
          </table:table-cell>
          <table:table-cell office:value-type="currency" office:value="0" table:style-name="ce10">
            <text:p>£0.00</text:p>
          </table:table-cell>
          <table:table-cell office:value-type="currency" office:value="152885.66999999998" table:style-name="ce10">
            <text:p>£152,885.67</text:p>
          </table:table-cell>
          <table:table-cell office:value-type="currency" office:value="152885.66999999998" table:style-name="ce11">
            <text:p>£152,885.67</text:p>
          </table:table-cell>
          <table:table-cell office:value-type="currency" office:value="4205971.07" table:style-name="ce12">
            <text:p>£4,205,971.07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88" table:style-name="ce6">
            <text:p>188</text:p>
          </table:table-cell>
          <table:table-cell office:value-type="float" office:value="180.8" table:style-name="ce7">
            <text:p>180.80</text:p>
          </table:table-cell>
          <table:table-cell office:value-type="float" office:value="450" table:style-name="ce6">
            <text:p>450</text:p>
          </table:table-cell>
          <table:table-cell office:value-type="float" office:value="429.6" table:style-name="ce7">
            <text:p>429.60</text:p>
          </table:table-cell>
          <table:table-cell office:value-type="float" office:value="307" table:style-name="ce6">
            <text:p>307</text:p>
          </table:table-cell>
          <table:table-cell office:value-type="float" office:value="300.5" table:style-name="ce7">
            <text:p>300.50</text:p>
          </table:table-cell>
          <table:table-cell office:value-type="float" office:value="42" table:style-name="ce6">
            <text:p>42</text:p>
          </table:table-cell>
          <table:table-cell office:value-type="float" office:value="41.6" table:style-name="ce7">
            <text:p>41.60</text:p>
          </table:table-cell>
          <table:table-cell office:value-type="float" office:value="14" table:style-name="ce6">
            <text:p>14</text:p>
          </table:table-cell>
          <table:table-cell office:value-type="float" office:value="13.6" table:style-name="ce7">
            <text:p>13.6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.00</text:p>
          </table:table-cell>
          <table:table-cell office:value-type="float" office:value="1002" table:style-name="ce8">
            <text:p>1,002</text:p>
          </table:table-cell>
          <table:table-cell office:value-type="float" office:value="967.10000000000014" table:style-name="ce9">
            <text:p>967.10</text:p>
          </table:table-cell>
          <table:table-cell office:value-type="float" office:value="5" table:style-name="ce6">
            <text:p>5</text:p>
          </table:table-cell>
          <table:table-cell office:value-type="float" office:value="1.4" table:style-name="ce7">
            <text:p>1.40</text:p>
          </table:table-cell>
          <table:table-cell office:value-type="float" office:value="1" table:style-name="ce6">
            <text:p>1</text:p>
          </table:table-cell>
          <table:table-cell office:value-type="float" office:value="0.45" table:style-name="ce7">
            <text:p>0.45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6" table:style-name="ce8">
            <text:p>6</text:p>
          </table:table-cell>
          <table:table-cell office:value-type="float" office:value="1.8499999999999999" table:style-name="ce9">
            <text:p>1.85</text:p>
          </table:table-cell>
          <table:table-cell table:style-name="ce7"/>
          <table:table-cell office:value-type="float" office:value="1008" table:style-name="ce8">
            <text:p>1,008</text:p>
          </table:table-cell>
          <table:table-cell office:value-type="float" office:value="968.95000000000016" table:style-name="ce9">
            <text:p>968.95</text:p>
          </table:table-cell>
          <table:table-cell office:value-type="currency" office:value="3034156" table:style-name="ce10">
            <text:p>£3,034,156.00</text:p>
          </table:table-cell>
          <table:table-cell office:value-type="currency" office:value="126880" table:style-name="ce10">
            <text:p>£126,88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821582" table:style-name="ce10">
            <text:p>£821,582.00</text:p>
          </table:table-cell>
          <table:table-cell office:value-type="currency" office:value="376905" table:style-name="ce10">
            <text:p>£376,905.00</text:p>
          </table:table-cell>
          <table:table-cell office:value-type="currency" office:value="4359523" table:style-name="ce11">
            <text:p>£4,359,523.00</text:p>
          </table:table-cell>
          <table:table-cell office:value-type="currency" office:value="28360" table:style-name="ce10">
            <text:p>£28,36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28360" table:style-name="ce11">
            <text:p>£28,360.00</text:p>
          </table:table-cell>
          <table:table-cell office:value-type="currency" office:value="4387883" table:style-name="ce12">
            <text:p>£4,387,883.00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" table:style-name="ce6">
            <text:p>8</text:p>
          </table:table-cell>
          <table:table-cell office:value-type="float" office:value="7.6" table:style-name="ce7">
            <text:p>7.60</text:p>
          </table:table-cell>
          <table:table-cell office:value-type="float" office:value="8" table:style-name="ce6">
            <text:p>8</text:p>
          </table:table-cell>
          <table:table-cell office:value-type="float" office:value="7.8" table:style-name="ce7">
            <text:p>7.80</text:p>
          </table:table-cell>
          <table:table-cell office:value-type="float" office:value="37" table:style-name="ce6">
            <text:p>37</text:p>
          </table:table-cell>
          <table:table-cell office:value-type="float" office:value="37" table:style-name="ce7">
            <text:p>37.0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" table:style-name="ce6">
            <text:p>1</text:p>
          </table:table-cell>
          <table:table-cell office:value-type="float" office:value="0.8" table:style-name="ce7">
            <text:p>0.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58" table:style-name="ce8">
            <text:p>58</text:p>
          </table:table-cell>
          <table:table-cell office:value-type="float" office:value="57.199999999999996" table:style-name="ce9">
            <text:p>57.20</text:p>
          </table:table-cell>
          <table:table-cell office:value-type="currency" office:value="191870.51" table:style-name="ce10">
            <text:p>£191,870.5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50554.68" table:style-name="ce10">
            <text:p>£50,554.68</text:p>
          </table:table-cell>
          <table:table-cell office:value-type="currency" office:value="22138.32" table:style-name="ce10">
            <text:p>£22,138.32</text:p>
          </table:table-cell>
          <table:table-cell office:value-type="currency" office:value="264563.51" table:style-name="ce11">
            <text:p>£264,563.51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64563.51" table:style-name="ce12">
            <text:p>£264,563.51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8" table:style-name="ce6">
            <text:p>78</text:p>
          </table:table-cell>
          <table:table-cell office:value-type="float" office:value="71.67" table:style-name="ce7">
            <text:p>71.67</text:p>
          </table:table-cell>
          <table:table-cell office:value-type="float" office:value="96" table:style-name="ce6">
            <text:p>96</text:p>
          </table:table-cell>
          <table:table-cell office:value-type="float" office:value="94.9" table:style-name="ce7">
            <text:p>94.90</text:p>
          </table:table-cell>
          <table:table-cell office:value-type="float" office:value="82" table:style-name="ce6">
            <text:p>82</text:p>
          </table:table-cell>
          <table:table-cell office:value-type="float" office:value="81.83" table:style-name="ce7">
            <text:p>81.83</text:p>
          </table:table-cell>
          <table:table-cell office:value-type="float" office:value="16" table:style-name="ce6">
            <text:p>16</text:p>
          </table:table-cell>
          <table:table-cell office:value-type="float" office:value="15.4" table:style-name="ce7">
            <text:p>15.40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5" table:style-name="ce6">
            <text:p>5</text:p>
          </table:table-cell>
          <table:table-cell office:value-type="float" office:value="0.88" table:style-name="ce7">
            <text:p>0.88</text:p>
          </table:table-cell>
          <table:table-cell office:value-type="float" office:value="281" table:style-name="ce8">
            <text:p>281</text:p>
          </table:table-cell>
          <table:table-cell office:value-type="float" office:value="268.67999999999995" table:style-name="ce9">
            <text:p>268.6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" table:style-name="ce6">
            <text:p>5</text:p>
          </table:table-cell>
          <table:table-cell office:value-type="float" office:value="4.4000000000000004" table:style-name="ce7">
            <text:p>4.4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5" table:style-name="ce8">
            <text:p>5</text:p>
          </table:table-cell>
          <table:table-cell office:value-type="float" office:value="4.4000000000000004" table:style-name="ce9">
            <text:p>4.40</text:p>
          </table:table-cell>
          <table:table-cell table:style-name="ce7"/>
          <table:table-cell office:value-type="float" office:value="286" table:style-name="ce8">
            <text:p>286</text:p>
          </table:table-cell>
          <table:table-cell office:value-type="float" office:value="273.07999999999993" table:style-name="ce9">
            <text:p>273.08</text:p>
          </table:table-cell>
          <table:table-cell office:value-type="currency" office:value="850696.48" table:style-name="ce10">
            <text:p>£850,696.48</text:p>
          </table:table-cell>
          <table:table-cell office:value-type="currency" office:value="13630" table:style-name="ce10">
            <text:p>£13,630.00</text:p>
          </table:table-cell>
          <table:table-cell office:value-type="currency" office:value="2500" table:style-name="ce10">
            <text:p>£2,500.00</text:p>
          </table:table-cell>
          <table:table-cell office:value-type="currency" office:value="19328.849999999999" table:style-name="ce10">
            <text:p>£19,328.85</text:p>
          </table:table-cell>
          <table:table-cell office:value-type="currency" office:value="208570.38" table:style-name="ce10">
            <text:p>£208,570.38</text:p>
          </table:table-cell>
          <table:table-cell office:value-type="currency" office:value="100716.73" table:style-name="ce10">
            <text:p>£100,716.73</text:p>
          </table:table-cell>
          <table:table-cell office:value-type="currency" office:value="1195442.44" table:style-name="ce11">
            <text:p>£1,195,442.44</text:p>
          </table:table-cell>
          <table:table-cell office:value-type="currency" office:value="0" table:style-name="ce10">
            <text:p>£0.00</text:p>
          </table:table-cell>
          <table:table-cell office:value-type="currency" office:value="74548" table:style-name="ce10">
            <text:p>£74,548.00</text:p>
          </table:table-cell>
          <table:table-cell office:value-type="currency" office:value="74548" table:style-name="ce11">
            <text:p>£74,548.00</text:p>
          </table:table-cell>
          <table:table-cell office:value-type="currency" office:value="1269990.44" table:style-name="ce12">
            <text:p>£1,269,990.44</text:p>
          </table:table-cell>
          <table:table-cell table:style-name="ce5"/>
          <table:table-cell table:number-columns-repeated="16342"/>
        </table:table-row>
        <table:table-row table:style-name="ro3">
          <table:table-cell office:value-type="float" office:value="2022" table:style-name="ce5">
            <text:p>2022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7">
            <text:p>4.00</text:p>
          </table:table-cell>
          <table:table-cell office:value-type="float" office:value="12" table:style-name="ce6">
            <text:p>12</text:p>
          </table:table-cell>
          <table:table-cell office:value-type="float" office:value="10.8" table:style-name="ce7">
            <text:p>10.80</text:p>
          </table:table-cell>
          <table:table-cell office:value-type="float" office:value="90" table:style-name="ce6">
            <text:p>90</text:p>
          </table:table-cell>
          <table:table-cell office:value-type="float" office:value="87.98" table:style-name="ce7">
            <text:p>87.98</text:p>
          </table:table-cell>
          <table:table-cell office:value-type="float" office:value="9" table:style-name="ce6">
            <text:p>9</text:p>
          </table:table-cell>
          <table:table-cell office:value-type="float" office:value="8.8000000000000007" table:style-name="ce7">
            <text:p>8.8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7">
            <text:p>2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117" table:style-name="ce8">
            <text:p>117</text:p>
          </table:table-cell>
          <table:table-cell office:value-type="float" office:value="113.58" table:style-name="ce9">
            <text:p>113.58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7" table:style-name="ce8">
            <text:p>117</text:p>
          </table:table-cell>
          <table:table-cell office:value-type="float" office:value="113.58" table:style-name="ce9">
            <text:p>113.58</text:p>
          </table:table-cell>
          <table:table-cell office:value-type="currency" office:value="321298.49" table:style-name="ce10">
            <text:p>£321,298.49</text:p>
          </table:table-cell>
          <table:table-cell office:value-type="currency" office:value="7711.97" table:style-name="ce10">
            <text:p>£7,711.97</text:p>
          </table:table-cell>
          <table:table-cell office:value-type="currency" office:value="96590.8" table:style-name="ce10">
            <text:p>£96,590.80</text:p>
          </table:table-cell>
          <table:table-cell office:value-type="currency" office:value="0" table:style-name="ce10">
            <text:p>£0.00</text:p>
          </table:table-cell>
          <table:table-cell office:value-type="currency" office:value="80434.59" table:style-name="ce10">
            <text:p>£80,434.59</text:p>
          </table:table-cell>
          <table:table-cell office:value-type="currency" office:value="51523.199999999997" table:style-name="ce10">
            <text:p>£51,523.20</text:p>
          </table:table-cell>
          <table:table-cell office:value-type="currency" office:value="557559.04999999993" table:style-name="ce11">
            <text:p>£557,559.05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57559.04999999993" table:style-name="ce12">
            <text:p>£557,559.05</text:p>
          </table:table-cell>
          <table:table-cell table:style-name="ce5"/>
          <table:table-cell table:number-columns-repeated="16342"/>
        </table:table-row>
        <table:table-row table:number-rows-repeated="9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24" table:style-name="ro3">
          <table:table-cell table:number-columns-repeated="36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/>
        </table:table-row>
        <table:table-row table:number-rows-repeated="104853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Raji Mathew John</meta:initial-creator>
    <dc:creator>Mathew John Raji</dc:creator>
    <meta:creation-date>2022-05-25T10:02:41Z</meta:creation-date>
    <dc:date>2022-07-05T11:06:51Z</dc:date>
  </office:meta>
</office:document-meta>
</file>